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e96" officeooo:paragraph-rsid="00183e96"/>
    </style:style>
    <style:style style:name="P2" style:family="paragraph" style:parent-style-name="Standard">
      <style:text-properties officeooo:rsid="001c6e7f" officeooo:paragraph-rsid="001c6e7f"/>
    </style:style>
    <style:style style:name="P3" style:family="paragraph" style:parent-style-name="Standard">
      <style:text-properties officeooo:rsid="001cb92b" officeooo:paragraph-rsid="001cb92b"/>
    </style:style>
    <style:style style:name="P4" style:family="paragraph" style:parent-style-name="Standard">
      <style:text-properties officeooo:rsid="001ce962" officeooo:paragraph-rsid="001ce962"/>
    </style:style>
    <style:style style:name="P5" style:family="paragraph" style:parent-style-name="Standard">
      <style:text-properties officeooo:rsid="001ebcb5" officeooo:paragraph-rsid="001ebcb5"/>
    </style:style>
    <style:style style:name="P6" style:family="paragraph" style:parent-style-name="Standard">
      <style:text-properties officeooo:rsid="001f3bff" officeooo:paragraph-rsid="001f3bff"/>
    </style:style>
    <style:style style:name="P7" style:family="paragraph" style:parent-style-name="Standard">
      <style:text-properties officeooo:rsid="001fb4ed" officeooo:paragraph-rsid="001fb4ed"/>
    </style:style>
    <style:style style:name="P8" style:family="paragraph" style:parent-style-name="Standard">
      <style:text-properties officeooo:rsid="00218b71" officeooo:paragraph-rsid="00218b71"/>
    </style:style>
    <style:style style:name="P9" style:family="paragraph" style:parent-style-name="Standard">
      <style:text-properties officeooo:rsid="0022db60" officeooo:paragraph-rsid="0022db60"/>
    </style:style>
    <style:style style:name="P10" style:family="paragraph" style:parent-style-name="Standard">
      <style:text-properties officeooo:rsid="0022db60" officeooo:paragraph-rsid="0022db60"/>
    </style:style>
    <style:style style:name="T1" style:family="text">
      <style:text-properties officeooo:rsid="0018acba"/>
    </style:style>
    <style:style style:name="T2" style:family="text">
      <style:text-properties officeooo:rsid="0023d254"/>
    </style:style>
    <style:style style:name="T3" style:family="text">
      <style:text-properties officeooo:rsid="0024d629"/>
    </style:style>
    <style:style style:name="T4" style:family="text">
      <style:text-properties officeooo:rsid="00269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 :</text:p>
      <text:p text:style-name="P1"/>
      <text:p text:style-name="P1">langage procéduraux = procédure et fct</text:p>
      <text:p text:style-name="P1"/>
      <text:p text:style-name="P1">langage fonctionelle = tout le temps des fonction (elec , telecom)</text:p>
      <text:p text:style-name="P1"/>
      <text:p text:style-name="P1">langage objet :</text:p>
      <text:p text:style-name="P1"/>
      <text:p text:style-name="P1">nom du fichier :</text:p>
      <text:p text:style-name="P1">public class Essai { </text:p>
      <text:p text:style-name="P1"/>
      <text:p text:style-name="P1"><text:tab/>public static void main (string[] args){</text:p>
      <text:p text:style-name="P1"/>
      <text:p text:style-name="P1"><text:tab/>{</text:p>
      <text:p text:style-name="P1"/>
      <text:p text:style-name="P1"><text:tab/><text:tab/></text:p>
      <text:p text:style-name="P1"/>
      <text:p text:style-name="P1"><text:tab/>}</text:p>
      <text:p text:style-name="P1"/>
      <text:p text:style-name="P1">} </text:p>
      <text:p text:style-name="P1"/>
      <text:p text:style-name="P1">structure de contrôle = les mêmes quand C</text:p>
      <text:p text:style-name="P1"/>
      <text:p text:style-name="P1"><text:s text:c="2"/><text:span text:style-name="T1">Tous ce qui commence par une Maj est un objet <text:s/></text:span></text:p>
      <text:p text:style-name="P1"/>
      <text:p text:style-name="P2">surcharge</text:p>
      <text:p text:style-name="P2"/>
      <text:p text:style-name="P3">polymorphisme </text:p>
      <text:p text:style-name="P3"/>
      <text:p text:style-name="P3">tout type de trie = sort</text:p>
      <text:p text:style-name="P3"/>
      <text:p text:style-name="P3">tout ce qui ne commence pas par static est un variable d’instance</text:p>
      <text:p text:style-name="P1"/>
      <text:p text:style-name="P4">héritage = propriete détenu par une autre classe qui se répercute sur une autre classe</text:p>
      <text:p text:style-name="P4"/>
      <text:p text:style-name="P4">chaque classe hérite de la classe objet</text:p>
      <text:p text:style-name="P4"/>
      <text:p text:style-name="P4">extends = <text:s/>faire référence à un héritage</text:p>
      <text:p text:style-name="P4"/>
      <text:p text:style-name="P4">class Oiseau extends animal{</text:p>
      <text:p text:style-name="P4"/>
      <text:p text:style-name="P4"/>
      <text:p text:style-name="P4"><text:s/>}</text:p>
      <text:p text:style-name="P4"/>
      <text:p text:style-name="P4">chainage des constructeurs </text:p>
      <text:p text:style-name="P4"/>
      <text:p text:style-name="P5">héritage de méthode</text:p>
      <text:p text:style-name="P5"/>
      <text:p text:style-name="P6">new = créer une nouvelle instance d’un objet</text:p>
      <text:p text:style-name="P6">this = faire référence à une variable locale et pas d’instance</text:p>
      <text:p text:style-name="P6"/>
      <text:p text:style-name="P6"/>
      <text:p text:style-name="P7"><text:soft-page-break/>super dans le constructeur = extends</text:p>
      <text:p text:style-name="P7">extends = relation d’héritage (donne les fonctionnalité de la classe étendue)</text:p>
      <text:p text:style-name="P7"/>
      <text:p text:style-name="P7">class dog extends animals{</text:p>
      <text:p text:style-name="P7"><text:tab/>super(age)</text:p>
      <text:p text:style-name="P7">}</text:p>
      <text:p text:style-name="P7"/>
      <text:p text:style-name="P7">super = recup les info de la classe étendue.</text:p>
      <text:p text:style-name="P7"/>
      <text:p text:style-name="P7">Abstract = un élémént qui sert pour définir les élément extendue</text:p>
      <text:p text:style-name="P7"/>
      <text:p text:style-name="P8">Interfaces :</text:p>
      <text:p text:style-name="P8">-des méthides qui s’applique à toute classe</text:p>
      <text:p text:style-name="P8">-</text:p>
      <text:p text:style-name="P8">-</text:p>
      <text:p text:style-name="P8">-</text:p>
      <text:p text:style-name="P8">-</text:p>
      <text:p text:style-name="P8">-</text:p>
      <text:p text:style-name="P8"/>
      <text:p text:style-name="P8">Collection :</text:p>
      <text:p text:style-name="P8">-Comme Un tableau</text:p>
      <text:p text:style-name="P8">-</text:p>
      <text:p text:style-name="P8">-</text:p>
      <text:p text:style-name="P8">-</text:p>
      <text:p text:style-name="P8">-</text:p>
      <text:p text:style-name="P9">Faire des schéma UML :</text:p>
      <text:p text:style-name="P9">-</text:p>
      <text:p text:style-name="P9">-</text:p>
      <text:p text:style-name="P9">-</text:p>
      <text:p text:style-name="P9">-</text:p>
      <text:p text:style-name="P9">-</text:p>
      <text:p text:style-name="P9"/>
      <text:p text:style-name="P9"/>
      <text:p text:style-name="P9"><text:s/><text:span text:style-name="T2">Trad diagram uml en java</text:span></text:p>
      <text:p text:style-name="P9">-<text:span text:style-name="T2">1...* = il y a une collection </text:span></text:p>
      <text:p text:style-name="P9">-<text:span text:style-name="T3">1 = toujours définit </text:span></text:p>
      <text:p text:style-name="P9">-<text:span text:style-name="T4">classe association = hashma p</text:span></text:p>
      <text:p text:style-name="P9">- 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3:37:46.301000000</meta:creation-date>
    <dc:date>2024-04-24T14:09:21.593000000</dc:date>
    <meta:editing-duration>PT21H14M18S</meta:editing-duration>
    <meta:editing-cycles>16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2" meta:paragraph-count="57" meta:word-count="234" meta:character-count="1248" meta:non-whitespace-character-count="1050"/>
  </office:meta>
</office:document-meta>
</file>